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Heading_20_2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 style:list-style-name="L4">
      <style:paragraph-properties fo:padding="0.0193in" fo:border="0.0008in solid #d9d9e3"/>
    </style:style>
    <style:style style:name="P24" style:family="paragraph" style:parent-style-name="Text_20_body" style:list-style-name="L5">
      <style:paragraph-properties fo:padding="0.0193in" fo:border="0.0008in solid #d9d9e3"/>
    </style:style>
    <style:style style:name="P25" style:family="paragraph" style:parent-style-name="Text_20_body" style:list-style-name="L6">
      <style:paragraph-properties fo:padding="0.0193in" fo:border="0.0008in solid #d9d9e3"/>
    </style:style>
    <style:style style:name="P26" style:family="paragraph" style:parent-style-name="Text_20_body" style:list-style-name="L7">
      <style:paragraph-properties fo:padding="0.0193in" fo:border="0.0008in solid #d9d9e3"/>
    </style:style>
    <style:style style:name="P27" style:family="paragraph" style:parent-style-name="Text_20_body" style:list-style-name="L8">
      <style:paragraph-properties fo:padding="0.0193in" fo:border="0.0008in solid #d9d9e3"/>
    </style:style>
    <style:style style:name="P28" style:family="paragraph" style:parent-style-name="Text_20_body" style:list-style-name="L9">
      <style:paragraph-properties fo:padding="0.0193in" fo:border="0.0008in solid #d9d9e3"/>
    </style:style>
    <style:style style:name="P29" style:family="paragraph" style:parent-style-name="Text_20_body" style:list-style-name="L10">
      <style:paragraph-properties fo:padding="0.0193in" fo:border="0.0008in solid #d9d9e3"/>
    </style:style>
    <style:style style:name="P30" style:family="paragraph" style:parent-style-name="Text_20_body" style:list-style-name="L11">
      <style:paragraph-properties fo:padding="0.0193in" fo:border="0.0008in solid #d9d9e3"/>
    </style:style>
    <style:style style:name="P31" style:family="paragraph" style:parent-style-name="Text_20_body" style:list-style-name="L12">
      <style:paragraph-properties fo:padding="0.0193in" fo:border="0.0008in solid #d9d9e3"/>
    </style:style>
    <style:style style:name="P32" style:family="paragraph" style:parent-style-name="Text_20_body" style:list-style-name="L13">
      <style:paragraph-properties fo:padding="0.0193in" fo:border="0.0008in solid #d9d9e3"/>
    </style:style>
    <style:style style:name="P33" style:family="paragraph" style:parent-style-name="Text_20_body" style:list-style-name="L14">
      <style:paragraph-properties fo:padding="0.0193in" fo:border="0.0008in solid #d9d9e3"/>
    </style:style>
    <style:style style:name="P34" style:family="paragraph" style:parent-style-name="Text_20_body" style:list-style-name="L15">
      <style:paragraph-properties fo:padding="0.0193in" fo:border="0.0008in solid #d9d9e3"/>
    </style:style>
    <style:style style:name="P35" style:family="paragraph" style:parent-style-name="Text_20_body" style:list-style-name="L16">
      <style:paragraph-properties fo:padding="0.0193in" fo:border="0.0008in solid #d9d9e3"/>
    </style:style>
    <style:style style:name="P36" style:family="paragraph" style:parent-style-name="Standard">
      <style:paragraph-properties fo:padding="0.0193in" fo:border="0.0008in solid #d9d9e3"/>
    </style:style>
    <style:style style:name="P37" style:family="paragraph" style:parent-style-name="Standard">
      <style:paragraph-properties fo:margin-top="0in" fo:margin-bottom="0.1965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создай професиональный учебник по wordpress для разработчика - чтобы охватить все темы и разделы разработки</text:p>
      <text:p text:style-name="P36">ChatGPT</text:p>
      <text:p text:style-name="P37">ChatGPT</text:p>
      <text:p text:style-name="P19">Создание полноценного учебника по WordPress для разработчика требует комплексного подхода, охватывающего различные аспекты этой платформы. Вот предложенная структура учебника:</text:p>
      <text:h text:style-name="P2" text:outline-level="2">Глава 1: Введение в WordPress</text:h>
      <text:h text:style-name="P1" text:outline-level="3">1.1 Что такое WordPress?</text:h>
      <text:list xml:id="list2807768585792827896" text:style-name="L1">
        <text:list-item>
          <text:p text:style-name="P3">Основные характеристики и функции</text:p>
        </text:list-item>
        <text:list-item>
          <text:p text:style-name="P20">История развития и популярность</text:p>
        </text:list-item>
      </text:list>
      <text:h text:style-name="P1" text:outline-level="3">1.2 Установка и настройка WordPress</text:h>
      <text:list xml:id="list3915557907126053593" text:style-name="L2">
        <text:list-item>
          <text:p text:style-name="P4">Руководство по установке на локальный сервер</text:p>
        </text:list-item>
        <text:list-item>
          <text:p text:style-name="P4">Работа с хостингом: установка на удаленный сервер</text:p>
        </text:list-item>
        <text:list-item>
          <text:p text:style-name="P21">Базовая настройка после установки</text:p>
        </text:list-item>
      </text:list>
      <text:h text:style-name="P1" text:outline-level="3">1.3 Архитектура и структура WordPress</text:h>
      <text:list xml:id="list2153131232845131513" text:style-name="L3">
        <text:list-item>
          <text:p text:style-name="P5">Структура файлов и папок</text:p>
        </text:list-item>
        <text:list-item>
          <text:p text:style-name="P22">Работа с базой данных</text:p>
        </text:list-item>
      </text:list>
      <text:h text:style-name="P2" text:outline-level="2">Глава 2: Разработка тем WordPress</text:h>
      <text:h text:style-name="P1" text:outline-level="3">2.1 Создание пользовательских тем</text:h>
      <text:list xml:id="list8526429438081490326" text:style-name="L4">
        <text:list-item>
          <text:p text:style-name="P6">Использование HTML, CSS, и PHP в темах</text:p>
        </text:list-item>
        <text:list-item>
          <text:p text:style-name="P6">Шаблоны и их структура</text:p>
        </text:list-item>
        <text:list-item>
          <text:p text:style-name="P23">Создание кастомных стилей через CSS и SASS</text:p>
        </text:list-item>
      </text:list>
      <text:h text:style-name="P1" text:outline-level="3">2.2 Работа с функциями тем</text:h>
      <text:list xml:id="list7296930795834225959" text:style-name="L5">
        <text:list-item>
          <text:p text:style-name="P7">Создание функций темы</text:p>
        </text:list-item>
        <text:list-item>
          <text:p text:style-name="P7">Использование хуков и фильтров</text:p>
        </text:list-item>
        <text:list-item>
          <text:p text:style-name="P24">Работа с плагинами в темах</text:p>
        </text:list-item>
      </text:list>
      <text:h text:style-name="P1" text:outline-level="3">2.3 Расширение функциональности тем</text:h>
      <text:list xml:id="list3532820712368792644" text:style-name="L6">
        <text:list-item>
          <text:p text:style-name="P8">Интеграция JavaScript и AJAX</text:p>
        </text:list-item>
        <text:list-item>
          <text:p text:style-name="P8">Использование шаблонов для различных типов контента</text:p>
        </text:list-item>
        <text:list-item>
          <text:p text:style-name="P25">Оптимизация темы для SEO</text:p>
        </text:list-item>
      </text:list>
      <text:h text:style-name="P2" text:outline-level="2"><text:soft-page-break/>Глава 3: Разработка плагинов WordPress</text:h>
      <text:h text:style-name="P1" text:outline-level="3">3.1 Основы создания плагинов</text:h>
      <text:list xml:id="list8131968370907323542" text:style-name="L7">
        <text:list-item>
          <text:p text:style-name="P9">Структура плагина</text:p>
        </text:list-item>
        <text:list-item>
          <text:p text:style-name="P9">Работа с хуками и фильтрами</text:p>
        </text:list-item>
        <text:list-item>
          <text:p text:style-name="P26">Локализация и интернационализация</text:p>
        </text:list-item>
      </text:list>
      <text:h text:style-name="P1" text:outline-level="3">3.2 Работа с API и базой данных WordPress</text:h>
      <text:list xml:id="list6949146383925055405" text:style-name="L8">
        <text:list-item>
          <text:p text:style-name="P10">Использование WordPress REST API</text:p>
        </text:list-item>
        <text:list-item>
          <text:p text:style-name="P27">Работа с базой данных: создание и обновление таблиц</text:p>
        </text:list-item>
      </text:list>
      <text:h text:style-name="P1" text:outline-level="3">3.3 Расширение функциональности плагинов</text:h>
      <text:list xml:id="list2035827777780732493" text:style-name="L9">
        <text:list-item>
          <text:p text:style-name="P11">Создание административных страниц и настроек</text:p>
        </text:list-item>
        <text:list-item>
          <text:p text:style-name="P11">Интеграция сторонних сервисов через API</text:p>
        </text:list-item>
        <text:list-item>
          <text:p text:style-name="P28">Работа с мультисайтовой конфигурацией</text:p>
        </text:list-item>
      </text:list>
      <text:h text:style-name="P2" text:outline-level="2">Глава 4: Оптимизация и безопасность</text:h>
      <text:h text:style-name="P1" text:outline-level="3">4.1 Оптимизация производительности</text:h>
      <text:list xml:id="list2548262602797299329" text:style-name="L10">
        <text:list-item>
          <text:p text:style-name="P12">Кэширование данных</text:p>
        </text:list-item>
        <text:list-item>
          <text:p text:style-name="P12">Оптимизация изображений и запросов к базе данных</text:p>
        </text:list-item>
        <text:list-item>
          <text:p text:style-name="P29">Улучшение скорости загрузки</text:p>
        </text:list-item>
      </text:list>
      <text:h text:style-name="P1" text:outline-level="3">4.2 Обеспечение безопасности</text:h>
      <text:list xml:id="list3286710699965055087" text:style-name="L11">
        <text:list-item>
          <text:p text:style-name="P13">Лучшие практики безопасности WordPress</text:p>
        </text:list-item>
        <text:list-item>
          <text:p text:style-name="P13">Использование SSL и обновление WordPress и плагинов</text:p>
        </text:list-item>
        <text:list-item>
          <text:p text:style-name="P30">Аудит и обнаружение уязвимостей</text:p>
        </text:list-item>
      </text:list>
      <text:h text:style-name="P2" text:outline-level="2">Глава 5: Развертывание и управление проектами</text:h>
      <text:h text:style-name="P1" text:outline-level="3">5.1 Развёртывание на продуктивный сервер</text:h>
      <text:list xml:id="list3308111110631974045" text:style-name="L12">
        <text:list-item>
          <text:p text:style-name="P14">Подготовка сайта к запуску</text:p>
        </text:list-item>
        <text:list-item>
          <text:p text:style-name="P31">Резервное копирование и миграция</text:p>
        </text:list-item>
      </text:list>
      <text:h text:style-name="P1" text:outline-level="3">5.2 Управление проектами</text:h>
      <text:list xml:id="list7365944007745245072" text:style-name="L13">
        <text:list-item>
          <text:p text:style-name="P15">Использование систем контроля версий (Git)</text:p>
        </text:list-item>
        <text:list-item>
          <text:p text:style-name="P15">Сотрудничество в команде и управление изменениями</text:p>
        </text:list-item>
        <text:list-item>
          <text:p text:style-name="P32">Поддержка и обновление проектов</text:p>
        </text:list-item>
      </text:list>
      <text:h text:style-name="P2" text:outline-level="2"><text:soft-page-break/>Глава 6: Дополнительные материалы</text:h>
      <text:h text:style-name="P1" text:outline-level="3">6.1 Разработка тем и плагинов для WooCommerce</text:h>
      <text:list xml:id="list3095607193131431572" text:style-name="L14">
        <text:list-item>
          <text:p text:style-name="P16">Создание темы для интернет-магазина</text:p>
        </text:list-item>
        <text:list-item>
          <text:p text:style-name="P33">Расширение функционала через плагины</text:p>
        </text:list-item>
      </text:list>
      <text:h text:style-name="P1" text:outline-level="3">6.2 Интеграция с другими сервисами и API</text:h>
      <text:list xml:id="list5814274929783240124" text:style-name="L15">
        <text:list-item>
          <text:p text:style-name="P17">Подключение к социальным сетям и внешним сервисам</text:p>
        </text:list-item>
        <text:list-item>
          <text:p text:style-name="P34">Использование сторонних API для функциональности сайта</text:p>
        </text:list-item>
      </text:list>
      <text:h text:style-name="P1" text:outline-level="3">6.3 Разработка мобильных приложений на основе WordPress</text:h>
      <text:list xml:id="list5992426008809354664" text:style-name="L16">
        <text:list-item>
          <text:p text:style-name="P18">Создание API для мобильного приложения</text:p>
        </text:list-item>
        <text:list-item>
          <text:p text:style-name="P35">Работа с React Native или другими фреймворками</text:p>
        </text:list-item>
      </text:list>
      <text:p text:style-name="P19">Этот учебник предоставляет широкий спектр информации по разработке на WordPress, начиная от основ и заканчивая более продвинутыми темами. Каждая глава может содержать упражнения, примеры кода и практические задания для закрепления полученных зна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11:36.84</dc:date>
    <meta:document-statistic meta:table-count="0" meta:image-count="0" meta:object-count="0" meta:page-count="3" meta:paragraph-count="68" meta:word-count="413" meta:character-count="2812"/>
    <dc:creator>Dima Wide</dc:creator>
    <meta:user-defined meta:name="Info 1"/>
    <meta:user-defined meta:name="Info 2"/>
    <meta:user-defined meta:name="Info 3"/>
    <meta:user-defined meta:name="Info 4"/>
  </office:meta>
</office:document-meta>
</file>